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2]" table:style-name="ce1">
            <text:p>2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20" table:formula="of:=[.E4]" table:style-name="ce1">
            <text:p>1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5]" table:style-name="ce1">
            <text:p>2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7]" table:style-name="ce1">
            <text:p>9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table:number-columns-repeated="3" table:style-name="ce1"/>
          <table:table-cell office:value-type="float" office:value="0" table:formula="of:=[.E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10]" table:style-name="ce1">
            <text:p>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16" table:formula="of:=[.E11]*0.4" table:style-name="ce1">
            <text:p>1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table:number-columns-repeated="3" table:style-name="ce1"/>
          <table:table-cell office:value-type="float" office:value="0" table:formula="of:=[.E12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14]" table:style-name="ce1">
            <text:p>1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240" table:style-name="ce1">
            <text:p>240</text:p>
          </table:table-cell>
          <table:table-cell table:number-columns-repeated="2" table:style-name="ce1"/>
          <table:table-cell office:value-type="float" office:value="240" table:formula="of:=[.E21]" table:style-name="ce1">
            <text:p>24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table:number-columns-repeated="3" table:style-name="ce1"/>
          <table:table-cell office:value-type="float" office:value="0" table:formula="of:=[.E2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20" table:formula="of:=[.E23]" table:style-name="ce1">
            <text:p>120</text:p>
          </table:table-cell>
          <table:table-cell table:number-columns-repeated="16376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3" table:style-name="ce1"/>
          <table:table-cell office:value-type="float" office:value="0" table:formula="of:=[.E24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number-columns-repeated="2" table:style-name="ce1"/>
          <table:table-cell office:value-type="string" table:style-name="ce1">
            <text:p>пересчет</text:p>
          </table:table-cell>
          <table:table-cell office:value-type="float" office:value="0" table:formula="of:=[.E25]" table:style-name="ce1">
            <text:p>0</text:p>
          </table:table-cell>
          <table:table-cell table:number-columns-repeated="16376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3" table:style-name="ce1"/>
          <table:table-cell office:value-type="float" office:value="0" table:formula="of:=[.E2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20" table:formula="of:=[.E27]" table:style-name="ce1">
            <text:p>1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6" table:formula="of:=[.E29]" table:style-name="ce1">
            <text:p>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32]" table:style-name="ce1">
            <text:p>4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1" table:formula="of:=[.E33]" table:style-name="ce1">
            <text:p>21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E34]" table:style-name="ce1">
            <text:p>8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3" table:style-name="ce1"/>
          <table:table-cell office:value-type="float" office:value="0" table:formula="of:=[.E3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3" table:style-name="ce1"/>
          <table:table-cell office:value-type="float" office:value="0" table:formula="of:=[.E36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37]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280" table:style-name="ce1">
            <text:p>280</text:p>
          </table:table-cell>
          <table:table-cell table:number-columns-repeated="2" table:style-name="ce1"/>
          <table:table-cell office:value-type="float" office:value="280" table:formula="of:=[.E38]" table:style-name="ce1">
            <text:p>28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formula="of:=[.E41]" table:style-name="ce1">
            <text:p>16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420" table:style-name="ce1">
            <text:p>420</text:p>
          </table:table-cell>
          <table:table-cell table:number-columns-repeated="2" table:style-name="ce1"/>
          <table:table-cell office:value-type="float" office:value="420" table:formula="of:=[.E43]" table:style-name="ce1">
            <text:p>4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100" table:style-name="ce1">
            <text:p>1100</text:p>
          </table:table-cell>
          <table:table-cell table:number-columns-repeated="2" table:style-name="ce1"/>
          <table:table-cell office:value-type="float" office:value="1100" table:formula="of:=[.E44]" table:style-name="ce1">
            <text:p>11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1"/>
          <table:table-cell office:value-type="float" office:value="160" table:formula="of:=[.E45]" table:style-name="ce1">
            <text:p>16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table:number-columns-repeated="3" table:style-name="ce1"/>
          <table:table-cell office:value-type="float" office:value="0" table:formula="of:=[.E4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formula="of:=[.E50]" table:style-name="ce1">
            <text:p>9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3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3" table:style-name="ce1"/>
          <table:table-cell office:value-type="float" office:value="0" table:formula="of:=[.E52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3" table:style-name="ce1"/>
          <table:table-cell office:value-type="float" office:value="0" table:formula="of:=[.E5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formula="of:=[.E54]" table:style-name="ce1">
            <text:p>16</text:p>
          </table:table-cell>
          <table:table-cell table:number-columns-repeated="16376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3416" table:formula="of:=SUM([.E2:.E54])" table:style-name="ce20">
            <text:p>3416</text:p>
          </table:table-cell>
          <table:table-cell table:number-columns-repeated="2" table:style-name="ce1"/>
          <table:table-cell office:value-type="float" office:value="3392" table:formula="of:=SUM([.H2:.H54])" table:style-name="ce20">
            <text:p>3392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2-02T08:31:37Z</dc:date>
    <meta:print-date>2025-07-12T11:57:59Z</meta:print-date>
    <meta:editing-cycles>193</meta:editing-cycles>
    <meta:editing-duration>PT386406S</meta:editing-duration>
  </office:meta>
</office:document-meta>
</file>